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5b4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郭琇琮 77（1918-1950.11.28）</text:p>
      <text:p text:style-name="P1"/>
      <text:p text:style-name="P1">士林人。父郭坤木為實業家，並於熱心士林</text:p>
      <text:p text:style-name="P1"/>
      <text:p text:style-name="P1">地方事務，曾任士林庄協議會議員、士林信用購</text:p>
      <text:p text:style-name="P1"/>
      <text:p text:style-name="P1">買組合理事、士林庄教化聯合會教化委員等職，</text:p>
      <text:p text:style-name="P1"/>
      <text:p text:style-name="P1">亦曾推廣地方體育運動，為彰化銀行板橋分行創</text:p>
      <text:p text:style-name="P1"/>
      <text:p text:style-name="P1">辦 3位常務董事之一。</text:p>
      <text:p text:style-name="P1"/>
      <text:p text:style-name="P1">郭琇琮排行第二，樺山尋常小學校畢業後進</text:p>
      <text:p text:style-name="P1"/>
      <text:p text:style-name="P1">入臺北州立第一中學校（今建國中學），昭和 13年</text:p>
      <text:p text:style-name="P1"/>
      <text:p text:style-name="P1">（1938），考入臺北高等學校（現址為今國立臺灣</text:p>
      <text:p text:style-name="P1"/>
      <text:p text:style-name="P1">師範大學）。昭和 16年（1941）畢業後以第一名的</text:p>
      <text:p text:style-name="P1"/>
      <text:p text:style-name="P1">成績考上東京工業大學，赴日就讀月餘，因家庭因素返臺，進入臺北帝國大</text:p>
      <text:p text:style-name="P1"/>
      <text:p text:style-name="P1">學醫學部就讀。同年，與同鄉青年何斌、曹永和等人成立士林協志會，舉辦</text:p>
      <text:p text:style-name="P1"/>
      <text:p text:style-name="P1">如鄉土展等活動啟蒙青年視野。</text:p>
      <text:p text:style-name="P1"/>
      <text:p text:style-name="P1">就讀帝大期間，向受聘來臺的北京大學教授徐征（另有傳）學習北京話，</text:p>
      <text:p text:style-name="P1"/>
      <text:p text:style-name="P1">閱讀中國作家魯迅、巴金等人作品，暑假曾至中國的廈門、上海、廣州等</text:p>
      <text:p text:style-name="P1"/>
      <text:p text:style-name="P1">地。昭和 19年（1944）於臺北帝國大學成立學生反日組織，當時戰事吃緊，</text:p>
      <text:p text:style-name="P1"/>
      <text:p text:style-name="P1">殖民政府加緊控制思想，該組織被破獲，與徐征、蔡忠恕等人同遭逮捕，判</text:p>
      <text:p text:style-name="P1"/>
      <text:p text:style-name="P1">刑 5年。民國 34年（1945）獲釋，返回國立臺灣大學完成學業。戰後，關心社</text:p>
      <text:p text:style-name="P1"/>
      <text:p text:style-name="P1">會的活躍青年學生們組成臺灣學生聯盟，郭琇琮亦積極參與其中。78</text:p>
      <text:p text:style-name="P1"/>
      <text:p text:style-name="P1">畢業之後出任臺大醫院外科醫生、醫學院講師，及臺北市衛生局防疫科</text:p>
      <text:p text:style-name="P1"/>
      <text:p text:style-name="P1">長。民國 36年（1947）二二八事件爆發之後，曾計畫集結學生欲攻打南機場</text:p>
      <text:p text:style-name="P1"/>
      <text:p text:style-name="P1">的彈藥庫，但未成功，國軍上岸後曾短暫逃亡避禍。同年（1947）5月認識</text:p>
      <text:p text:style-name="P1"/>
      <text:p text:style-name="P1">蔡孝乾，與同是中共地下黨員的臺大醫院醫生許強（另有傳）、吳思漢等發</text:p>
      <text:p text:style-name="P1"/>
      <text:p text:style-name="P1">展學生、農工組織；10月任中國共產黨臺北市工作委員會委員。民國 37年</text:p>
      <text:p text:style-name="P1"/>
      <text:p text:style-name="P1">（1948）5月至香港參加會議，經由廖瑞發吸收參加了中共地下黨；6月回到</text:p>
      <text:p text:style-name="P1"/>
      <text:p text:style-name="P1">臺灣後，代理臺北市工委會書記；不久正式擔任書記，領導臺灣大學附屬醫</text:p>
      <text:p text:style-name="P1"/>
      <text:p text:style-name="P1">院支部及其他所屬各支部。除進行組織工作外，也透過改良歌仔戲〈白蛇傳〉啟迪民智。79</text:p>
      <text:p text:style-name="P1"/>
      <text:p text:style-name="P1">民國 38年（1949）9月基隆中學《光明報》案發生後，風聲鶴唳；10月</text:p>
      <text:p text:style-name="P1"/>
      <text:p text:style-name="P1">間，將臺灣地圖及工作報告書交由林秋興帶往香港，但是林秋興在基隆被捕</text:p>
      <text:p text:style-name="P1"/>
      <text:p text:style-name="P1">後，郭琇琮逃往宜蘭、羅東等地，建立蘭陽地區工委會。民國 39年（1950）4</text:p>
      <text:p text:style-name="P1"/>
      <text:p text:style-name="P1">月又轉至嘉義，5月 2日與其妻林雪嬌一同被捕，9月死刑判決確定，11月 28</text:p>
      <text:p text:style-name="P1"/>
      <text:p text:style-name="P1"><text:soft-page-break/>日遭槍斃。</text:p>
      <text:p text:style-name="P1"/>
      <text:p text:style-name="P1">妻林雪嬌，東京女子大學營養系畢業，主修疾病營養，曾赴日從事公共</text:p>
      <text:p text:style-name="P1"/>
      <text:p text:style-name="P1">衛生研究，與郭琇琮同案入獄，判刑 10年。出獄後改名林至潔，曾任教中國</text:p>
      <text:p text:style-name="P1"/>
      <text:p text:style-name="P1">文化大學、淡江大學。致力推動白色恐怖平反運動，並翻譯《呂赫若小說全</text:p>
      <text:p text:style-name="P1"/>
      <text:p text:style-name="P1">集》。（陳翠蓮、嚴婉玲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31:58.490111178</meta:creation-date>
    <dc:date>2018-04-19T15:32:22.974722268</dc:date>
    <meta:editing-duration>PT24S</meta:editing-duration>
    <meta:editing-cycles>1</meta:editing-cycles>
    <meta:document-statistic meta:table-count="0" meta:image-count="0" meta:object-count="0" meta:page-count="2" meta:paragraph-count="36" meta:word-count="965" meta:character-count="1036" meta:non-whitespace-character-count="1022"/>
    <meta:generator>LibreOffice/5.1.6.2$Linux_X86_64 LibreOffice_project/10m0$Build-2</meta:generator>
  </office:meta>
</office:document-meta>
</file>